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5-02-1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4-10-0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4-02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3-09-1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3-01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2-09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2-01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7912" calcext:value-type="float">
            <text:p>95.3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1-09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0-12-0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0-09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20-01-0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8168" calcext:value-type="float">
            <text:p>98.1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9-08-2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9-02-1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0616" calcext:value-type="float">
            <text:p>97.1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8-08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7-09-1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7-01-2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3776" calcext:value-type="float">
            <text:p>95.7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6-09-2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6-02-0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5-08-2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5-02-0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4-09-1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4-02-0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3-01-1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2-09-2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1-12-1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1192" calcext:value-type="float">
            <text:p>110.1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1-09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1-01-1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10-01-0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9-01-0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8-01-1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3528" calcext:value-type="float">
            <text:p>91.4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7-10-3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7-01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744" calcext:value-type="float">
            <text:p>97.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6-09-2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6-02-02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5-09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5-06-0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5-02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4-11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4-09-0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4-05-0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4-01-1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3-10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3-09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3-04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3-02-1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2-11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2-09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2-05-2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2-05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2-02-2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7728" calcext:value-type="float">
            <text:p>109.8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1-08-2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1-04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1-01-1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5304" calcext:value-type="float">
            <text:p>121.6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2000-02-2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9976" calcext:value-type="float">
            <text:p>114.8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9-02-1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8-01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7-01-1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6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3024" calcext:value-type="float">
            <text:p>114.8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90-01-07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85024" calcext:value-type="float">
            <text:p>96.5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4728" calcext:value-type="float">
            <text:p>101.0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3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656095382501</text:p>
          </table:table-cell>
          <table:table-cell office:value-type="string" calcext:value-type="string">
            <text:p>LJ-65-11-916</text:p>
          </table:table-cell>
          <table:table-cell office:value-type="string" calcext:value-type="string">
            <text:p>1981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